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Montserrat-Regular" svg:font-family="Montserrat-Regular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line-height="115%" fo:margin-left="0.5in" style:page-number="1">
        <style:tab-stops/>
      </style:paragraph-properties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3" style:parent-style-name="Titre" style:family="paragraph">
      <style:paragraph-properties fo:text-align="center"/>
    </style:style>
    <style:style style:name="T4" style:parent-style-name="Policepardéfaut" style:family="text">
      <style:text-properties style:font-name="Montserrat" style:font-name-asian="Montserrat" style:font-name-complex="Montserrat" fo:font-weight="normal" style:font-weight-asian="normal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P7" style:parent-style-name="Standard" style:family="paragraph">
      <style:text-properties style:font-name="Montserrat" style:font-name-asian="Montserrat" style:font-name-complex="Montserrat" fo:font-variant="small-caps" fo:color="#009EE0" fo:font-size="22pt" style:font-size-asian="22pt" style:font-size-complex="22pt"/>
    </style:style>
    <style:style style:name="TableColumn9" style:family="table-column">
      <style:table-column-properties style:column-width="2.0909in" style:use-optimal-column-width="false"/>
    </style:style>
    <style:style style:name="TableColumn10" style:family="table-column">
      <style:table-column-properties style:column-width="4.184in" style:use-optimal-column-width="false"/>
    </style:style>
    <style:style style:name="Table8" style:family="table">
      <style:table-properties style:width="6.275in" fo:margin-left="0in" table:align="left"/>
    </style:style>
    <style:style style:name="TableRow11" style:family="table-row">
      <style:table-row-properties style:min-row-height="0.2965in" style:use-optimal-row-height="false"/>
    </style:style>
    <style:style style:name="TableCell12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>
        <style:background-fill draw:fill="solid" draw:fill-color="#D9E2F3"/>
      </style:table-cell-properties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>
        <style:background-fill draw:fill="solid" draw:fill-color="#FFFFFF"/>
      </style:table-cell-properties>
    </style:style>
    <style:style style:name="P16" style:parent-style-name="Standard" style:family="paragraph">
      <style:paragraph-properties fo:text-align="center"/>
    </style:style>
    <style:style style:name="T17" style:parent-style-name="Policepardéfaut" style:family="text">
      <style:text-properties style:font-name="Montserrat" style:font-name-asian="Montserrat" style:font-name-complex="Montserrat" fo:font-style="italic" style:font-style-asian="italic" fo:color="#000000"/>
    </style:style>
    <style:style style:name="T18" style:parent-style-name="Policepardéfaut" style:family="text">
      <style:text-properties style:font-name="Montserrat" style:font-name-asian="Montserrat" style:font-name-complex="Montserrat" fo:font-style="italic" style:font-style-asian="italic" fo:color="#000000"/>
    </style:style>
    <style:style style:name="T19" style:parent-style-name="Policepardéfaut" style:family="text">
      <style:text-properties style:font-name="Montserrat" style:font-name-asian="Montserrat" style:font-name-complex="Montserrat" fo:font-style="italic" style:font-style-asian="italic" fo:color="#000000"/>
    </style:style>
    <style:style style:name="TableRow20" style:family="table-row">
      <style:table-row-properties style:min-row-height="0.2965in" style:use-optimal-row-height="false"/>
    </style:style>
    <style:style style:name="TableCell21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>
        <style:background-fill draw:fill="solid" draw:fill-color="#D9E2F3"/>
      </style:table-cell-properties>
    </style:style>
    <style:style style:name="P22" style:parent-style-name="Standard" style:family="paragraph">
      <style:paragraph-properties fo:text-align="center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24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>
        <style:background-fill draw:fill="solid" draw:fill-color="#FFFFFF"/>
      </style:table-cell-properties>
    </style:style>
    <style:style style:name="P25" style:parent-style-name="Standard" style:family="paragraph">
      <style:paragraph-properties fo:text-align="center"/>
    </style:style>
    <style:style style:name="T26" style:parent-style-name="Policepardéfaut" style:family="text">
      <style:text-properties style:font-name="Montserrat" style:font-name-asian="Montserrat" style:font-name-complex="Montserrat" fo:font-style="italic" style:font-style-asian="italic" fo:color="#000000"/>
    </style:style>
    <style:style style:name="P27" style:parent-style-name="Standard" style:family="paragraph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8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TableColumn30" style:family="table-column">
      <style:table-column-properties style:column-width="1.7708in" style:use-optimal-column-width="false"/>
    </style:style>
    <style:style style:name="TableColumn31" style:family="table-column">
      <style:table-column-properties style:column-width="1.3125in" style:use-optimal-column-width="false"/>
    </style:style>
    <style:style style:name="TableColumn32" style:family="table-column">
      <style:table-column-properties style:column-width="2.4687in" style:use-optimal-column-width="false"/>
    </style:style>
    <style:style style:name="TableColumn33" style:family="table-column">
      <style:table-column-properties style:column-width="1.3541in" style:use-optimal-column-width="false"/>
    </style:style>
    <style:style style:name="Table29" style:family="table">
      <style:table-properties style:width="6.9062in" fo:margin-left="-0.2013in" table:align="left"/>
    </style:style>
    <style:style style:name="TableRow34" style:family="table-row">
      <style:table-row-properties style:min-row-height="0.2263in" style:use-optimal-row-height="false"/>
    </style:style>
    <style:style style:name="TableCell35" style:family="table-cell">
      <style:table-cell-properties fo:border="0.0069in solid #000000" fo:background-color="#F2F2F2" style:writing-mode="lr-tb" fo:padding-top="0in" fo:padding-left="0.0784in" fo:padding-bottom="0in" fo:padding-right="0.075in">
        <style:background-fill draw:fill="solid" draw:fill-color="#F2F2F2"/>
      </style:table-cell-properties>
    </style:style>
    <style:style style:name="P36" style:parent-style-name="Titre2" style:family="paragraph">
      <style:paragraph-properties fo:text-align="center"/>
    </style:style>
    <style:style style:name="T37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38" style:family="table-cell">
      <style:table-cell-properties fo:border="0.0069in solid #000000" fo:background-color="#F2F2F2" style:writing-mode="lr-tb" fo:padding-top="0in" fo:padding-left="0.0784in" fo:padding-bottom="0in" fo:padding-right="0.075in">
        <style:background-fill draw:fill="solid" draw:fill-color="#F2F2F2"/>
      </style:table-cell-properties>
    </style:style>
    <style:style style:name="P39" style:parent-style-name="Titre2" style:family="paragraph">
      <style:paragraph-properties fo:text-align="center"/>
    </style:style>
    <style:style style:name="T40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41" style:family="table-cell">
      <style:table-cell-properties fo:border="0.0069in solid #000000" fo:background-color="#F2F2F2" style:writing-mode="lr-tb" fo:padding-top="0in" fo:padding-left="0.0784in" fo:padding-bottom="0in" fo:padding-right="0.075in">
        <style:background-fill draw:fill="solid" draw:fill-color="#F2F2F2"/>
      </style:table-cell-properties>
    </style:style>
    <style:style style:name="P42" style:parent-style-name="Titre2" style:family="paragraph">
      <style:paragraph-properties fo:text-align="center"/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Cell44" style:family="table-cell">
      <style:table-cell-properties fo:border="0.0069in solid #000000" fo:background-color="#F2F2F2" style:writing-mode="lr-tb" fo:padding-top="0in" fo:padding-left="0.0784in" fo:padding-bottom="0in" fo:padding-right="0.075in">
        <style:background-fill draw:fill="solid" draw:fill-color="#F2F2F2"/>
      </style:table-cell-properties>
    </style:style>
    <style:style style:name="P45" style:parent-style-name="Titre2" style:family="paragraph">
      <style:paragraph-properties fo:text-align="center"/>
    </style:style>
    <style:style style:name="T46" style:parent-style-name="Policepardéfaut" style:family="text">
      <style:text-properties style:font-name="Montserrat" style:font-name-asian="Montserrat" style:font-name-complex="Montserrat" fo:color="#000000" fo:font-size="10pt" style:font-size-asian="10pt" style:font-size-complex="10pt"/>
    </style:style>
    <style:style style:name="TableRow47" style:family="table-row">
      <style:table-row-properties style:min-row-height="0.625in" style:use-optimal-row-height="false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T49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T51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T53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1pt" style:font-size-asian="11pt" style:font-size-complex="11pt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T55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0pt" style:font-size-asian="10pt" style:font-size-complex="10pt"/>
    </style:style>
    <style:style style:name="T56" style:parent-style-name="Policepardéfaut" style:family="text">
      <style:text-properties style:font-name="Montserrat" style:font-name-asian="Montserrat" style:font-name-complex="Montserrat" fo:font-weight="normal" style:font-weight-asian="normal" fo:font-style="italic" style:font-style-asian="italic" fo:color="#262626" fo:font-size="10pt" style:font-size-asian="10pt" style:font-size-complex="10pt"/>
    </style:style>
    <style:style style:name="P57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P58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472C4" fo:font-size="16pt" style:font-size-asian="16pt" style:font-size-complex="16pt"/>
    </style:style>
    <style:style style:name="P59" style:parent-style-name="Standard" style:family="paragraph">
      <style:text-properties style:font-name="Montserrat" style:font-name-asian="Montserrat" style:font-name-complex="Montserrat"/>
    </style:style>
    <style:style style:name="TableColumn61" style:family="table-column">
      <style:table-column-properties style:column-width="6.5958in" style:use-optimal-column-width="false"/>
    </style:style>
    <style:style style:name="Table60" style:family="table">
      <style:table-properties style:width="6.5958in" fo:margin-left="-0.102in" table:align="left"/>
    </style:style>
    <style:style style:name="TableRow62" style:family="table-row">
      <style:table-row-properties style:min-row-height="0.2361in" style:use-optimal-row-height="false"/>
    </style:style>
    <style:style style:name="TableCell63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>
        <style:background-fill draw:fill="solid" draw:fill-color="#EDEDED"/>
      </style:table-cell-properties>
    </style:style>
    <style:style style:name="T64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65" style:family="table-row">
      <style:table-row-properties style:min-row-height="0.1888in" style:use-optimal-row-height="false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68" style:parent-style-name="Standard" style:family="paragraph">
      <style:text-properties style:font-name="Montserrat" style:font-name-asian="Montserrat" style:font-name-complex="Montserrat" fo:font-style="italic" style:font-style-asian="italic" fo:color="#666666" fo:font-size="11pt" style:font-size-asian="11pt" style:font-size-complex="11pt"/>
    </style:style>
    <style:style style:name="P69" style:parent-style-name="Standard" style:family="paragraph">
      <style:text-properties style:font-name="Montserrat" style:font-name-asian="Montserrat" style:font-name-complex="Montserrat" fo:font-style="italic" style:font-style-asian="italic" fo:color="#666666" fo:font-size="11pt" style:font-size-asian="11pt" style:font-size-complex="11pt"/>
    </style:style>
    <style:style style:name="T70" style:parent-style-name="Policepardéfaut" style:family="text">
      <style:text-properties style:font-name="Montserrat" style:font-name-asian="Montserrat" style:font-name-complex="Montserrat" fo:font-style="italic" style:font-style-asian="italic" fo:color="#666666" fo:font-size="11pt" style:font-size-asian="11pt" style:font-size-complex="11pt"/>
    </style:style>
    <style:style style:name="T71" style:parent-style-name="Policepardéfaut" style:family="text">
      <style:text-properties style:font-name="Montserrat" style:font-name-asian="Montserrat" style:font-name-complex="Montserrat" fo:font-style="italic" style:font-style-asian="italic" fo:color="#666666" fo:font-size="11pt" style:font-size-asian="11pt" style:font-size-complex="11pt"/>
    </style:style>
    <style:style style:name="T72" style:parent-style-name="Policepardéfaut" style:family="text">
      <style:text-properties style:font-name="Montserrat" style:font-name-asian="Montserrat" style:font-name-complex="Montserrat" fo:font-style="italic" style:font-style-asian="italic" fo:color="#666666" fo:font-size="11pt" style:font-size-asian="11pt" style:font-size-complex="11pt"/>
    </style:style>
    <style:style style:name="P73" style:parent-style-name="Titre2" style:family="paragraph">
      <style:paragraph-properties fo:margin-left="-0.0986in" fo:text-indent="0.5in">
        <style:tab-stops/>
      </style:paragraph-properties>
      <style:text-properties style:font-name="Montserrat" style:font-name-asian="Montserrat" style:font-name-complex="Montserrat" fo:color="#439B69" fo:font-size="16pt" style:font-size-asian="16pt" style:font-size-complex="16pt"/>
    </style:style>
    <style:style style:name="P74" style:parent-style-name="Standard" style:family="paragraph">
      <style:text-properties style:font-name="Montserrat" style:font-name-asian="Montserrat" style:font-name-complex="Montserrat" fo:font-weight="bold" style:font-weight-asian="bold" fo:color="#439B69" fo:font-size="16pt" style:font-size-asian="16pt" style:font-size-complex="16pt"/>
    </style:style>
    <style:style style:name="P75" style:parent-style-name="Standard" style:family="paragraph">
      <style:paragraph-properties fo:break-before="page"/>
      <style:text-properties style:font-name="Montserrat" style:font-name-asian="Montserrat" style:font-name-complex="Montserrat"/>
    </style:style>
    <style:style style:name="TableColumn77" style:family="table-column">
      <style:table-column-properties style:column-width="6.5958in" style:use-optimal-column-width="false"/>
    </style:style>
    <style:style style:name="Table76" style:family="table">
      <style:table-properties style:width="6.5958in" fo:margin-left="-0.102in" table:align="left"/>
    </style:style>
    <style:style style:name="TableRow78" style:family="table-row">
      <style:table-row-properties style:min-row-height="0.2361in" style:use-optimal-row-height="false"/>
    </style:style>
    <style:style style:name="TableCell79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>
        <style:background-fill draw:fill="solid" draw:fill-color="#EDEDED"/>
      </style:table-cell-properties>
    </style:style>
    <style:style style:name="T80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81" style:family="table-row">
      <style:table-row-properties style:min-row-height="0.8006in" style:use-optimal-row-height="false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84" style:parent-style-name="Standard" style:family="paragraph">
      <style:paragraph-properties fo:margin-top="0.1666in"/>
    </style:style>
    <style:style style:name="P85" style:parent-style-name="Standard" style:list-style-name="WWNum1" style:family="paragraph"/>
    <style:style style:name="T8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8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8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89" style:parent-style-name="Standard" style:list-style-name="WWNum1" style:family="paragraph"/>
    <style:style style:name="T9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9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9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93" style:parent-style-name="Standard" style:list-style-name="WWNum1" style:family="paragraph"/>
    <style:style style:name="T9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95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9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9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98" style:parent-style-name="Standard" style:family="paragraph">
      <style:paragraph-properties fo:margin-left="0.5in">
        <style:tab-stops/>
      </style:paragraph-properties>
      <style:text-properties style:font-name="Montserrat-Regular" style:font-name-complex="Montserrat-Regular" style:language-complex="ar" style:country-complex="SA"/>
    </style:style>
    <style:style style:name="P99" style:parent-style-name="Standard" style:list-style-name="WWNum1" style:family="paragraph"/>
    <style:style style:name="T10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3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05" style:parent-style-name="Standard" style:list-style-name="WWNum1" style:family="paragraph"/>
    <style:style style:name="T10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0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13" style:parent-style-name="Standard" style:list-style-name="WWNum1" style:family="paragraph"/>
    <style:style style:name="T11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5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17" style:parent-style-name="Standard" style:list-style-name="WWNum1" style:family="paragraph"/>
    <style:style style:name="T11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1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22" style:parent-style-name="Standard" style:list-style-name="WWNum1" style:family="paragraph"/>
    <style:style style:name="T123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5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26" style:parent-style-name="Standard" style:list-style-name="WWNum1" style:family="paragraph"/>
    <style:style style:name="T12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2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31" style:parent-style-name="Standard" style:list-style-name="WWNum1" style:family="paragraph"/>
    <style:style style:name="T13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3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35" style:parent-style-name="Standard" style:list-style-name="WWNum1" style:family="paragraph"/>
    <style:style style:name="T13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3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3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5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46" style:parent-style-name="Standard" style:list-style-name="WWNum1" style:family="paragraph"/>
    <style:style style:name="T14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4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50" style:parent-style-name="Standard" style:list-style-name="WWNum1" style:family="paragraph"/>
    <style:style style:name="T15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3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5" style:parent-style-name="Policepardéfaut" style:family="text">
      <style:text-properties style:font-name="Montserrat-Regular" style:font-name-complex="Montserrat-Regular" fo:font-size="6pt" style:font-size-asian="6pt" style:font-size-complex="6pt" style:language-complex="ar" style:country-complex="SA"/>
    </style:style>
    <style:style style:name="T15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5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6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6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6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63" style:parent-style-name="Standard" style:list-style-name="WWNum1" style:family="paragraph"/>
    <style:style style:name="T16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65" style:parent-style-name="Standard" style:list-style-name="WWNum1" style:family="paragraph"/>
    <style:style style:name="T16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67" style:parent-style-name="Standard" style:list-style-name="WWNum1" style:family="paragraph"/>
    <style:style style:name="T16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69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0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1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2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73" style:parent-style-name="Standard" style:list-style-name="WWNum1" style:family="paragraph"/>
    <style:style style:name="T174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5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6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7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T178" style:parent-style-name="Policepardéfaut" style:family="text">
      <style:text-properties style:font-name="Montserrat-Regular" style:font-name-complex="Montserrat-Regular" style:language-complex="ar" style:country-complex="SA"/>
    </style:style>
    <style:style style:name="P179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80" style:parent-style-name="Standard" style:family="paragraph">
      <style:paragraph-properties fo:margin-top="0.1666in"/>
      <style:text-properties style:font-name="Montserrat" style:font-name-asian="Montserrat" style:font-name-complex="Montserrat" fo:font-style="italic" style:font-style-asian="italic" fo:color="#000000"/>
    </style:style>
    <style:style style:name="P181" style:parent-style-name="Standard" style:family="paragraph">
      <style:text-properties style:font-name="Montserrat" style:font-name-asian="Montserrat" style:font-name-complex="Montserrat"/>
    </style:style>
    <style:style style:name="P182" style:parent-style-name="Standard" style:family="paragraph">
      <style:text-properties style:font-name="Montserrat" style:font-name-asian="Montserrat" style:font-name-complex="Montserrat"/>
    </style:style>
    <style:style style:name="P183" style:parent-style-name="Normal" style:family="paragraph">
      <style:paragraph-properties fo:break-before="page"/>
    </style:style>
    <style:style style:name="TableColumn185" style:family="table-column">
      <style:table-column-properties style:column-width="6.5958in" style:use-optimal-column-width="false"/>
    </style:style>
    <style:style style:name="Table184" style:family="table">
      <style:table-properties style:width="6.5958in" fo:margin-left="-0.102in" table:align="left"/>
    </style:style>
    <style:style style:name="TableRow186" style:family="table-row">
      <style:table-row-properties style:min-row-height="0.2361in" style:use-optimal-row-height="false"/>
    </style:style>
    <style:style style:name="TableCell187" style:family="table-cell">
      <style:table-cell-properties fo:border="0.0069in solid #000000" fo:background-color="#EDEDED" style:writing-mode="lr-tb" fo:padding-top="0in" fo:padding-left="0.0784in" fo:padding-bottom="0in" fo:padding-right="0.075in">
        <style:background-fill draw:fill="solid" draw:fill-color="#EDEDED"/>
      </style:table-cell-properties>
    </style:style>
    <style:style style:name="T188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189" style:family="table-row">
      <style:table-row-properties style:min-row-height="0.0187in" style:use-optimal-row-height="false"/>
    </style:style>
    <style:style style:name="TableCell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1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2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4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6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9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98" style:parent-style-name="Standard" style:list-style-name="WWNum2" style:family="paragraph"/>
    <style:style style:name="T199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0" style:parent-style-name="Standard" style:list-style-name="WWNum2" style:family="paragraph"/>
    <style:style style:name="T20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2" style:parent-style-name="Standard" style:list-style-name="WWNum2" style:family="paragraph"/>
    <style:style style:name="T203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4" style:parent-style-name="Standard" style:list-style-name="WWNum2" style:family="paragraph"/>
    <style:style style:name="T205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6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7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8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09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0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1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2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3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4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5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216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</office:automatic-styles>
  <office:body>
    <office:text text:use-soft-page-breaks="true">
      <text:p text:style-name="P1"/>
      <text:p text:style-name="P3"><text:bookmark-start text:name="_heading=h.7gu1p6o4xqmc"/><text:bookmark-end text:name="_heading=h.7gu1p6o4xqmc"/><text:span text:style-name="T4">Expression des besoins</text:span></text:p>
      <text:p text:style-name="P5"/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Titre du projet</text:span></text:p>
          </table:table-cell>
          <table:table-cell table:style-name="TableCell15">
            <text:p text:style-name="P16"><text:span text:style-name="T17">RetailInsight</text:span><text:span text:style-name="T18"> </text:span><text:span text:style-name="T19">360</text:span></text:p>
          </table:table-cell>
        </table:table-row>
        <table:table-row table:style-name="TableRow20">
          <table:table-cell table:style-name="TableCell21">
            <text:p text:style-name="P22"><text:span text:style-name="T23">Contact Business</text:span></text:p>
          </table:table-cell>
          <table:table-cell table:style-name="TableCell24">
            <text:p text:style-name="P25"><text:span text:style-name="T26">Olivier Responsable Service Client</text:span></text:p>
          </table:table-cell>
        </table:table-row>
      </table:table>
      <text:p text:style-name="P27"/>
      <text:h text:style-name="P28" text:outline-level="2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h text:style-name="P36" text:outline-level="2"><text:span text:style-name="T37">Version</text:span></text:h>
          </table:table-cell>
          <table:table-cell table:style-name="TableCell38">
            <text:h text:style-name="P39" text:outline-level="2"><text:span text:style-name="T40">Auteur</text:span></text:h>
          </table:table-cell>
          <table:table-cell table:style-name="TableCell41">
            <text:h text:style-name="P42" text:outline-level="2"><text:span text:style-name="T43">Description</text:span></text:h>
          </table:table-cell>
          <table:table-cell table:style-name="TableCell44">
            <text:h text:style-name="P45" text:outline-level="2"><text:span text:style-name="T46">Date</text:span></text:h>
          </table:table-cell>
        </table:table-row>
        <table:table-row table:style-name="TableRow47">
          <table:table-cell table:style-name="TableCell48">
            <text:h text:style-name="Titre2" text:outline-level="2"><text:span text:style-name="T49">V1</text:span></text:h>
          </table:table-cell>
          <table:table-cell table:style-name="TableCell50">
            <text:h text:style-name="Titre2" text:outline-level="2"><text:span text:style-name="T51">Quentin</text:span></text:h>
          </table:table-cell>
          <table:table-cell table:style-name="TableCell52">
            <text:h text:style-name="Titre2" text:outline-level="2"><text:span text:style-name="T53">Business Intelligence Analyst</text:span></text:h>
          </table:table-cell>
          <table:table-cell table:style-name="TableCell54">
            <text:h text:style-name="Titre2" text:outline-level="2"><text:span text:style-name="T55">10</text:span><text:span text:style-name="T56">/07/2022</text:span></text:h>
          </table:table-cell>
        </table:table-row>
      </table:table>
      <text:h text:style-name="P57" text:outline-level="2"/>
      <text:h text:style-name="P58" text:outline-level="2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Standard"><text:span text:style-name="T64">Contexte du projet</text:span></text:p>
          </table:table-cell>
        </table:table-row>
        <table:table-row table:style-name="TableRow65">
          <table:table-cell table:style-name="TableCell66">
            <text:p text:style-name="P67"/>
            <text:p text:style-name="P68">Après l’entretien avec Mélanie et Olivier, les enjeux sont clairs : Améliorer le visu des équipes d’Olivier sur les retours clients pour trouver des axes d’amélioration sur le service client<text:s/>et<text:s/>permettre à Olivier d’avoir une meilleure compréhension<text:s/>du besoin du service client et déployer une stratégie qui permet au client d’obtenir la meillure expérience possible/</text:p>
            <text:p text:style-name="P69"/>
            <text:p text:style-name="Standard"><text:span text:style-name="T70">Le tout en chargeant les données jointes dans le mail de Mélanie dans SQLite et en répondant au Question</text:span><text:span text:style-name="T71"> </text:span><text:span text:style-name="T72">d4olivier notamment celle concernant le Net Promoter Score</text:span></text:p>
          </table:table-cell>
        </table:table-row>
      </table:table>
      <text:h text:style-name="P73" text:outline-level="2"/>
      <text:p text:style-name="P74"/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Expressions des besoins</text:span></text:p>
          </table:table-cell>
        </table:table-row>
        <table:table-row table:style-name="TableRow81">
          <table:table-cell table:style-name="TableCell82">
            <text:p text:style-name="P83">Répondre aux questions d’Olivier</text:p>
            <text:p text:style-name="P84"/>
            <text:list text:style-name="WWNum1" text:continue-numbering="true">
              <text:list-item>
                <text:p text:style-name="P85"><text:span text:style-name="T86">Quel est le nombre de retours clients sur la livraison</text:span><text:span text:style-name="T87"> </text:span><text:span text:style-name="T88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89"><text:span text:style-name="T90">Quelle est la liste des notes des clients sur les réseaux sociaux sur les TV</text:span><text:span text:style-name="T91"> </text:span><text:span text:style-name="T92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93"><text:span text:style-name="T94">Quelle est la note moyenne pour chaque catégorie de produit</text:span><text:span text:style-name="T95"> </text:span><text:span text:style-name="T96">? (Classé</text:span><text:s/><text:span text:style-name="T97">de la<text:s/></text:span></text:p>
              </text:list-item>
            </text:list>
            <text:p text:style-name="P98">meilleure à la moins bonne)</text:p>
            <text:p text:style-name="Standard"/>
            <text:list text:style-name="WWNum1" text:continue-numbering="true">
              <text:list-item>
                <text:p text:style-name="P99"><text:span text:style-name="T100">Quels sont les 5</text:span><text:span text:style-name="T101"> </text:span><text:span text:style-name="T102">magasins avec les meilleures notes moyennes</text:span><text:span text:style-name="T103"> </text:span><text:span text:style-name="T104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05"><text:span text:style-name="T106">Quels sont les magasins qui ont plus de 12</text:span><text:span text:style-name="T107"> </text:span><text:span text:style-name="T108">feed</text:span><text:span text:style-name="T109">-back</text:span><text:span text:style-name="T110"><text:s/>sur le drive</text:span><text:span text:style-name="T111"> </text:span><text:span text:style-name="T112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13"><text:span text:style-name="T114">Quel est le classement des départements par note</text:span><text:span text:style-name="T115"> </text:span><text:span text:style-name="T116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17"><text:span text:style-name="T118">Quelle est la typologie de produit qui apporte le meilleur service</text:span><text:s/><text:span text:style-name="T119">après-vente</text:span><text:span text:style-name="T120"> </text:span><text:span text:style-name="T121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22"><text:span text:style-name="T123">Quelle est la note moyenne sur l’ensemble des boissons</text:span><text:span text:style-name="T124"> </text:span><text:span text:style-name="T125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26"><text:span text:style-name="T127">Quel est le classement des jours de la semaine où l’expérience client est</text:span><text:s/><text:span text:style-name="T128">la meilleure expérience en magasin</text:span><text:span text:style-name="T129"> </text:span><text:span text:style-name="T130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31"><text:span text:style-name="T132">Sur quel mois a-t-on le plus de retour sur le service après-vente</text:span><text:span text:style-name="T133"> </text:span><text:span text:style-name="T134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35"><text:span text:style-name="T136">Quel est le pourcentage de recommandations client</text:span><text:span text:style-name="T137"> </text:span><text:span text:style-name="T138">?</text:span><text:span text:style-name="T139"><text:s/></text:span><text:span text:style-name="T140">(Comptabiliser le nombre de retours client qui ont répondu<text:s/></text:span><text:span text:style-name="T141">« </text:span><text:span text:style-name="T142">Oui</text:span><text:span text:style-name="T143"> »</text:span><text:span text:style-name="T144"><text:s/>divisé</text:span><text:s/><text:span text:style-name="T145">par le nombre de retours total)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46"><text:span text:style-name="T147">Quels sont les magasins qui ont une note inférieure à la moyenne</text:span><text:span text:style-name="T148"> </text:span><text:span text:style-name="T149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50"><text:span text:style-name="T151">Quelles sont les typologies<text:s/></text:span><text:span text:style-name="T152">de<text:s/></text:span><text:span text:style-name="T153">produits qui ont amélioré leur moyenne entre</text:span><text:s/><text:span text:style-name="T154">le 1</text:span><text:span text:style-name="T155">er<text:s/></text:span><text:span text:style-name="T156">et le 2e</text:span><text:span text:style-name="T157"> </text:span><text:span text:style-name="T158">trimestre</text:span><text:span text:style-name="T159"> </text:span><text:span text:style-name="T160">2021</text:span><text:span text:style-name="T161"> </text:span><text:span text:style-name="T162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63"><text:span text:style-name="T164">NPS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65"><text:span text:style-name="T166">NPS par source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67"><text:span text:style-name="T168">Quel est le nombre de retour</text:span><text:span text:style-name="T169">s</text:span><text:span text:style-name="T170"><text:s/>clients par source</text:span><text:span text:style-name="T171"> </text:span><text:span text:style-name="T172">?</text:span></text:p>
              </text:list-item>
            </text:list>
            <text:p text:style-name="Standard"/>
            <text:list text:style-name="WWNum1" text:continue-numbering="true">
              <text:list-item>
                <text:p text:style-name="P173"><text:span text:style-name="T174">Quels sont les 5</text:span><text:span text:style-name="T175"> </text:span><text:span text:style-name="T176">magasins avec le plus de feed</text:span><text:span text:style-name="T177">-back </text:span><text:span text:style-name="T178">?</text:span></text:p>
              </text:list-item>
            </text:list>
            <text:p text:style-name="Standard"/>
            <text:p text:style-name="P179"/>
            <text:p text:style-name="P180"/>
          </table:table-cell>
        </table:table-row>
      </table:table>
      <text:p text:style-name="P181"/>
      <text:p text:style-name="P182"/>
      <text:p text:style-name="P183"/>
      <text:p text:style-name="Normal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Standard"><text:span text:style-name="T188">Exigences</text:span></text:p>
          </table:table-cell>
        </table:table-row>
        <table:table-row table:style-name="TableRow189">
          <table:table-cell table:style-name="TableCell190">
            <text:p text:style-name="P191"/>
            <text:p text:style-name="Standard"><text:span text:style-name="T192">Lister les exigences du projet</text:span><text:span text:style-name="T193"> </text:span><text:span text:style-name="T194">:</text:span></text:p>
            <text:p text:style-name="Standard"><text:span text:style-name="T195">Elles peuvent être</text:span><text:span text:style-name="T196"> </text:span><text:span text:style-name="T197">:</text:span></text:p>
            <text:list text:style-name="WWNum2">
              <text:list-item text:start-value="0">
                <text:p text:style-name="P198"><text:span text:style-name="T199">Techniques (contraintes sur la base de données, serveurs…)</text:span></text:p>
              </text:list-item>
              <text:list-item>
                <text:p text:style-name="P200"><text:span text:style-name="T201">Humaines (besoin de ressources supplémentaires…)</text:span></text:p>
              </text:list-item>
              <text:list-item>
                <text:p text:style-name="P202"><text:span text:style-name="T203">Temporelles (date limite…)</text:span></text:p>
              </text:list-item>
              <text:list-item>
                <text:p text:style-name="P204"><text:span text:style-name="T205">…</text:span></text:p>
              </text:list-item>
            </text:list>
            <text:p text:style-name="P206"/>
            <text:p text:style-name="P207">Olivier a exprimé 3 principales exigences.</text:p>
            <text:p text:style-name="P208"/>
            <text:p text:style-name="P209">La première est de répondre aux questions demandées notamment au Net Promoter Score afin d’avoir un retour direct et chiffré sur les avis clients.</text:p>
            <text:p text:style-name="P210"/>
            <text:p text:style-name="P211">La deuxième est de réaliser sa demande avant la fin du mois prochain donc avant fin<text:s/>août</text:p>
            <text:p text:style-name="P212"/>
            <text:p text:style-name="P213">Et la troisième est de permettre la compréhension de la méthodologie et des résultats sur la présentation.</text:p>
            <text:p text:style-name="P214"/>
            <text:p text:style-name="P215"/>
            <text:p text:style-name="P2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Mangal" svg:font-family="Mangal" style:font-family-generic="roman" style:font-pitch="variable" svg:panose-1="0 0 4 0 0 0 0 0 0 0"/>
    <style:font-face style:name="Montserrat-Regular" svg:font-family="Montserrat-Regular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color="#129E00" fo:font-size="12pt" style:font-size-asian="12pt" style:font-size-complex="14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margin-top="0.1666in" fo:margin-bottom="0.0416in"/>
      <style:text-properties style:font-weight-complex="bold" style:font-size-complex="14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margin-top="0.1666in" fo:margin-bottom="0.0416in"/>
      <style:text-properties style:font-weight-complex="bold" fo:font-style="italic" style:font-style-asian="italic" style:font-style-complex="italic" style:font-size-complex="13pt" fo:hyphenate="false"/>
    </style:style>
    <style:style style:name="Titre6" style:display-name="Titre 6" style:family="paragraph" style:parent-style-name="Normal" style:next-style-name="Standard" style:default-outline-level="6">
      <style:paragraph-properties fo:margin-top="0.1666in" fo:margin-bottom="0.0416in"/>
      <style:text-properties style:font-weight-complex="bold" style:font-size-complex="11pt" fo:hyphenate="false"/>
    </style:style>
    <style:style style:name="Titre7" style:display-name="Titre 7" style:family="paragraph" style:parent-style-name="Normal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itre8" style:display-name="Titre 8" style:family="paragraph" style:parent-style-name="Normal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itre9" style:display-name="Titre 9" style:family="paragraph" style:parent-style-name="Normal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language="de" fo:country="D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" style:display-name="En-tête" style:family="paragraph" style:parent-style-name="Standard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style:letter-kerning="true" fo:font-size="14pt" style:font-size-asian="14pt" style:font-size-complex="16pt" fo:language="de" fo:country="DE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weight="bold" style:font-weight-asian="bold" style:font-weight-complex="bold" style:font-style-complex="italic" fo:color="#129E00" style:font-size-complex="14pt" fo:language="de" fo:country="DE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fo:font-size="10pt" style:font-size-asian="10pt" style:font-size-complex="13pt" fo:language="de" fo:country="DE"/>
    </style:style>
    <style:style style:name="Titre4Car" style:display-name="Titre 4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4pt" style:text-underline-type="single" style:text-underline-style="solid" style:text-underline-width="auto" style:text-underline-mode="continuous" style:text-underline-color="font-color" fo:language="de" fo:country="DE"/>
    </style:style>
    <style:style style:name="Titre5Car" style:display-name="Titre 5 Car" style:family="text" style:parent-style-name="Policepardéfaut">
      <style:text-properties style:font-name="Arial" style:font-name-asian="Arial" style:font-name-complex="Arial" style:font-weight-complex="bold" fo:font-style="italic" style:font-style-asian="italic" style:font-style-complex="italic" fo:color="#262626" fo:font-size="10pt" style:font-size-asian="10pt" style:font-size-complex="13pt" fo:language="de" fo:country="DE"/>
    </style:style>
    <style:style style:name="Titre6Car" style:display-name="Titre 6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1pt" fo:language="de" fo:country="DE"/>
    </style:style>
    <style:style style:name="Titre7Car" style:display-name="Titre 7 Car" style:family="text" style:parent-style-name="Policepardéfaut">
      <style:text-properties style:font-name="Times New Roman" style:font-name-asian="Arial" style:font-name-complex="Arial" fo:color="#262626" fo:font-size="10pt" style:font-size-asian="10pt" fo:language="de" fo:country="DE"/>
    </style:style>
    <style:style style:name="Titre8Car" style:display-name="Titre 8 Car" style:family="text" style:parent-style-name="Policepardéfaut">
      <style:text-properties style:font-name="Times New Roman" style:font-name-asian="Arial" style:font-name-complex="Arial" fo:font-style="italic" style:font-style-asian="italic" style:font-style-complex="italic" fo:color="#262626" fo:font-size="10pt" style:font-size-asian="10pt" fo:language="de" fo:country="DE"/>
    </style:style>
    <style:style style:name="Titre9Car" style:display-name="Titre 9 Car" style:family="text" style:parent-style-name="Policepardéfaut">
      <style:text-properties style:font-name="Arial" style:font-name-asian="Arial" style:font-name-complex="Arial" fo:color="#262626" fo:font-size="11pt" style:font-size-asian="11pt" style:font-size-complex="11pt" fo:language="de" fo:country="DE"/>
    </style:style>
    <style:style style:name="ListLabel1" style:display-name="ListLabel 1" style:family="text">
      <style:text-properties style:font-name="Montserrat" style:font-name-asian="Calibri" style:font-name-complex="Calibri" fo:font-size="11pt" style:font-size-asian="11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text:list-style style:name="NoList" style:display-name="No List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1pt" style:font-size-asian="11pt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number text:level="1" text:style-name="WW_CharLFO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Montserrat" fo:font-size="11pt" style:font-size-asian="11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9pt" fo:hyphenate="false"/>
    </style:style>
    <style:style style:name="PieddepageCar" style:display-name="Pied de page Car" style:family="text" style:parent-style-name="Policepardéfaut">
      <style:text-properties style:font-name-complex="Mangal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line-height="115%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2.9071in" svg:height="0.7244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Cyrielle Gandon</meta:initial-creator>
    <dc:creator>Quentin Parent</dc:creator>
    <meta:creation-date>2022-06-17T14:01:00Z</meta:creation-date>
    <dc:date>2024-07-20T15:45:00Z</dc:date>
    <meta:template xlink:href="Normal.dotm" xlink:type="simple"/>
    <meta:editing-cycles>3</meta:editing-cycles>
    <meta:editing-duration>PT1800S</meta:editing-duration>
    <meta:document-statistic meta:page-count="3" meta:paragraph-count="5" meta:word-count="406" meta:character-count="2639" meta:row-count="18" meta:non-whitespace-character-count="2238"/>
  </office:meta>
</office:document-meta>
</file>